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0dfe" officeooo:paragraph-rsid="00180dfe"/>
    </style:style>
    <style:style style:name="P2" style:family="paragraph" style:parent-style-name="Standard" style:list-style-name="L1">
      <style:text-properties officeooo:rsid="00180dfe" officeooo:paragraph-rsid="00180dfe"/>
    </style:style>
    <style:style style:name="P3" style:family="paragraph" style:parent-style-name="Standard" style:list-style-name="L2">
      <style:text-properties officeooo:rsid="00180dfe" officeooo:paragraph-rsid="00180dfe"/>
    </style:style>
    <style:style style:name="P4" style:family="paragraph" style:parent-style-name="Standard" style:list-style-name="L3">
      <style:text-properties officeooo:rsid="00180dfe" officeooo:paragraph-rsid="00180dfe"/>
    </style:style>
    <style:style style:name="P5" style:family="paragraph" style:parent-style-name="Standard" style:list-style-name="L3">
      <style:text-properties officeooo:rsid="00197017" officeooo:paragraph-rsid="00197017"/>
    </style:style>
    <style:style style:name="P6" style:family="paragraph" style:parent-style-name="Standard">
      <style:text-properties officeooo:rsid="00197017" officeooo:paragraph-rsid="00197017"/>
    </style:style>
    <style:style style:name="P7" style:family="paragraph" style:parent-style-name="Standard">
      <style:text-properties officeooo:rsid="00199867" officeooo:paragraph-rsid="00199867"/>
    </style:style>
    <style:style style:name="P8" style:family="paragraph" style:parent-style-name="Standard">
      <style:text-properties officeooo:rsid="001aba68" officeooo:paragraph-rsid="001aba68"/>
    </style:style>
    <style:style style:name="T1" style:family="text">
      <style:text-properties officeooo:rsid="001970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</text:p>
      <text:list xml:id="list1034564662" text:style-name="L1">
        <text:list-item>
          <text:p text:style-name="P2">white/black box</text:p>
        </text:list-item>
        <text:list-item>
          <text:p text:style-name="P2">theory of testing</text:p>
        </text:list-item>
        <text:list-item>
          <text:p text:style-name="P2">yo yo problem in testing</text:p>
        </text:list-item>
        <text:list-item>
          <text:p text:style-name="P2">testing criteria</text:p>
          <text:list>
            <text:list-item>
              <text:p text:style-name="P2">graphs</text:p>
            </text:list-item>
            <text:list-item>
              <text:p text:style-name="P2">data flow</text:p>
            </text:list-item>
            <text:list-item>
              <text:p text:style-name="P2">predicate / logic</text:p>
            </text:list-item>
            <text:list-item>
              <text:p text:style-name="P2">subsumption hierarchies</text:p>
            </text:list-item>
          </text:list>
        </text:list-item>
      </text:list>
      <text:p text:style-name="P1"/>
      <text:p text:style-name="P1">design pattern</text:p>
      <text:list xml:id="list3055467393" text:style-name="L2">
        <text:list-item>
          <text:p text:style-name="P3">decorator</text:p>
        </text:list-item>
        <text:list-item>
          <text:p text:style-name="P3">iterator</text:p>
        </text:list-item>
        <text:list-item>
          <text:p text:style-name="P3">factory<text:tab/></text:p>
        </text:list-item>
      </text:list>
      <text:p text:style-name="P1"/>
      <text:p text:style-name="P1">As<text:span text:style-name="T1">k</text:span> to compare against <text:span text:style-name="T1">prior</text:span> design patterns</text:p>
      <text:p text:style-name="P1"/>
      <text:p text:style-name="P1">architecture</text:p>
      <text:list xml:id="list2766021014" text:style-name="L3">
        <text:list-item>
          <text:p text:style-name="P4">uml</text:p>
          <text:list>
            <text:list-item>
              <text:p text:style-name="P4">component (12)</text:p>
            </text:list-item>
            <text:list-item>
              <text:p text:style-name="P4">composit<text:span text:style-name="T1">ional(11)</text:span></text:p>
            </text:list-item>
            <text:list-item>
              <text:p text:style-name="P5">class diagram</text:p>
            </text:list-item>
          </text:list>
        </text:list-item>
      </text:list>
      <text:p text:style-name="P6"/>
      <text:p text:style-name="P6"/>
      <text:p text:style-name="P7">2 cheat sheet hand written, both sides.</text:p>
      <text:p text:style-name="P7"/>
      <text:p text:style-name="P8">If a side trip, have to return back to the node left from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2:11:58.182756486</meta:creation-date>
    <dc:date>2018-12-06T12:53:56.559031649</dc:date>
    <meta:editing-duration>PT9M47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21" meta:word-count="75" meta:character-count="387" meta:non-whitespace-character-count="347"/>
  </office:meta>
</office:document-meta>
</file>